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cm" fo:min-width="3.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05cm" fo:min-width="4.1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5cm" fo:min-width="9.4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78cm" fo:min-width="3.53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8.2cm" svg:height="4.9cm" svg:x="6.5cm" svg:y="1.4cm">
          <text:p text:style-name="P1">Wykonuj w zakresie</text:p>
          <text:p text:style-name="P1">(10, 10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xml:id="id2" draw:id="id2" draw:layer="layout" draw:type="line" svg:x1="10.6cm" svg:y1="6.3cm" svg:x2="10.6cm" svg:y2="6.3cm" draw:start-shape="id1" draw:start-glue-point="6" draw:end-shape="id1" draw:end-glue-point="6" svg:d="M10600 6300z" svg:viewBox="0 0 1 1">
          <text:p/>
        </draw:connector>
        <draw:custom-shape draw:style-name="gr3" draw:text-style-name="P2" xml:id="id3" draw:id="id3" draw:layer="layout" svg:width="9.3cm" svg:height="4.6cm" svg:x="5.9cm" svg:y="8cm">
          <text:p text:style-name="P1">Jeśli liczba podzielna 6,</text:p>
          <text:p text:style-name="P1">reszta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0.6cm" svg:y1="6.3cm" svg:x2="10.55cm" svg:y2="8cm" draw:start-shape="id2" draw:start-glue-point="0" draw:end-shape="id3" draw:end-glue-point="4" svg:d="M10600 6300l-50 1700" svg:viewBox="0 0 51 1701">
          <text:p/>
        </draw:connector>
        <draw:connector draw:style-name="gr4" draw:text-style-name="P3" draw:layer="layout" draw:type="line" svg:x1="10.55cm" svg:y1="12.6cm" svg:x2="10.55cm" svg:y2="15.6cm" draw:start-shape="id3" draw:start-glue-point="6" draw:end-shape="id4" draw:end-glue-point="0" svg:d="M10550 12600v3000" svg:viewBox="0 0 1 3001">
          <text:p text:style-name="P1">Tak</text:p>
        </draw:connector>
        <draw:custom-shape draw:style-name="gr5" draw:text-style-name="P2" xml:id="id4" draw:id="id4" draw:layer="layout" svg:width="9.9cm" svg:height="2.3cm" svg:x="5.6cm" svg:y="15.6cm">
          <text:p text:style-name="P1">Wydrukuj liczby z </text:p>
          <text:p text:style-name="P1">przedziału spełniające warunek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5cm" svg:y1="17.9cm" svg:x2="10.583cm" svg:y2="19.843cm" draw:start-shape="id4" draw:start-glue-point="2" svg:d="M10550 17900v1222h33v721" svg:viewBox="0 0 34 1944">
          <text:p/>
        </draw:connector>
        <draw:custom-shape draw:style-name="gr7" draw:text-style-name="P2" draw:layer="layout" svg:width="5.7cm" svg:height="2.3cm" svg:x="7.8cm" svg:y="19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0:39:59.382000000</meta:creation-date>
    <dc:date>2018-10-03T08:05:09.367055887</dc:date>
    <meta:editing-duration>PT10M4S</meta:editing-duration>
    <meta:editing-cycles>3</meta:editing-cycles>
    <meta:generator>LibreOffice/6.0.3.2$Linux_X86_64 LibreOffice_project/00m0$Build-2</meta:generator>
    <meta:document-statistic meta:object-count="8"/>
  </office:meta>
</office:document-meta>
</file>